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5" style:family="table-row">
      <style:table-row-properties style:min-row-height="0.503cm"/>
    </style:style>
    <style:style style:name="Tabela10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8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64b82" officeooo:paragraph-rsid="00464b82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5352e5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81" style:family="paragraph" style:parent-style-name="Standard">
      <style:text-properties officeooo:rsid="001c5770" officeooo:paragraph-rsid="003a05f2"/>
    </style:style>
    <style:style style:name="P82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83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68a5ca" officeooo:paragraph-rsid="0024de4c" fo:background-color="#f5f5f5" style:font-name-asian="Liberation Serif" style:font-name-complex="Liberation Serif" loext:padding="0cm" loext:border="none"/>
    </style:style>
    <style:style style:name="P84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5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6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4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5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6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7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8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9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0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1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12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3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4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5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6" style:family="paragraph" style:parent-style-name="Standard" style:list-style-name="L62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7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8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9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0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1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22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23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24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5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6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7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8" style:family="paragraph" style:parent-style-name="Standard" style:list-style-name="L6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29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0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1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6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7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38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39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0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1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4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5" style:family="paragraph" style:parent-style-name="Standard" style:list-style-name="L63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6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7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8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49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0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1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2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4" style:family="paragraph" style:parent-style-name="Standard" style:list-style-name="L11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5f880f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3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9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0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1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2" style:family="text">
      <style:text-properties officeooo:rsid="00044b05"/>
    </style:style>
    <style:style style:name="T23" style:family="text">
      <style:text-properties style:font-name="Calibri1" fo:font-size="11pt" style:font-name-asian="Calibri1" style:font-name-complex="Calibri1"/>
    </style:style>
    <style:style style:name="T24" style:family="text">
      <style:text-properties style:font-name="Calibri1" fo:font-size="11pt" officeooo:rsid="00044b05" style:font-name-asian="Calibri1" style:font-name-complex="Calibri1"/>
    </style:style>
    <style:style style:name="T25" style:family="text">
      <style:text-properties style:font-name="Calibri1" fo:font-size="11pt" officeooo:rsid="000574d9" style:font-name-asian="Calibri1" style:font-name-complex="Calibri1"/>
    </style:style>
    <style:style style:name="T26" style:family="text">
      <style:text-properties style:font-name="Calibri1" fo:font-size="11pt" officeooo:rsid="0009402f" style:font-name-asian="Calibri1" style:font-name-complex="Calibri1"/>
    </style:style>
    <style:style style:name="T27" style:family="text">
      <style:text-properties style:font-name="Calibri1" fo:font-size="11pt" officeooo:rsid="000b098e" style:font-name-asian="Calibri1" style:font-name-complex="Calibri1"/>
    </style:style>
    <style:style style:name="T28" style:family="text">
      <style:text-properties officeooo:rsid="000574d9"/>
    </style:style>
    <style:style style:name="T29" style:family="text">
      <style:text-properties officeooo:rsid="000660ac"/>
    </style:style>
    <style:style style:name="T30" style:family="text">
      <style:text-properties officeooo:rsid="0007fca3"/>
    </style:style>
    <style:style style:name="T31" style:family="text">
      <style:text-properties officeooo:rsid="0009402f"/>
    </style:style>
    <style:style style:name="T32" style:family="text">
      <style:text-properties officeooo:rsid="000b098e"/>
    </style:style>
    <style:style style:name="T33" style:family="text">
      <style:text-properties officeooo:rsid="000cd5e3"/>
    </style:style>
    <style:style style:name="T34" style:family="text">
      <style:text-properties officeooo:rsid="00111c87"/>
    </style:style>
    <style:style style:name="T35" style:family="text">
      <style:text-properties style:font-name="Liberation Serif" fo:font-size="12pt" style:font-name-asian="Liberation Serif" style:font-name-complex="Liberation Serif"/>
    </style:style>
    <style:style style:name="T36" style:family="text">
      <style:text-properties style:font-name="Liberation Serif" fo:font-size="12pt" officeooo:rsid="00111c87" style:font-name-asian="Liberation Serif" style:font-name-complex="Liberation Serif"/>
    </style:style>
    <style:style style:name="T37" style:family="text">
      <style:text-properties style:font-name="Liberation Serif" fo:font-size="12pt" officeooo:rsid="00147698" style:font-name-asian="Liberation Serif" style:font-name-complex="Liberation Serif"/>
    </style:style>
    <style:style style:name="T38" style:family="text">
      <style:text-properties officeooo:rsid="001409e9"/>
    </style:style>
    <style:style style:name="T39" style:family="text">
      <style:text-properties officeooo:rsid="00147698"/>
    </style:style>
    <style:style style:name="T40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41" style:family="text">
      <style:text-properties fo:font-variant="normal" fo:text-transform="none" style:font-name="Roboto" fo:font-size="9.75pt" fo:letter-spacing="normal" fo:font-style="normal" officeooo:rsid="0068a5ca" fo:background-color="#f5f5f5" loext:char-shading-value="0" loext:padding="0cm" loext:border="none"/>
    </style:style>
    <style:style style:name="T42" style:family="text">
      <style:text-properties officeooo:rsid="001dc147"/>
    </style:style>
    <style:style style:name="T43" style:family="text">
      <style:text-properties officeooo:rsid="001df80c"/>
    </style:style>
    <style:style style:name="T44" style:family="text">
      <style:text-properties officeooo:rsid="0035253f"/>
    </style:style>
    <style:style style:name="T45" style:family="text">
      <style:text-properties officeooo:rsid="0040cc31"/>
    </style:style>
    <style:style style:name="T46" style:family="text">
      <style:text-properties officeooo:rsid="004d3225"/>
    </style:style>
    <style:style style:name="T47" style:family="text">
      <style:text-properties officeooo:rsid="005352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/Coisas a Fazer :<text:span text:style-name="T40"><text:line-break/>-</text:span><text:span text:style-name="T41">editar texto</text:span></text:p>
      <text:p text:style-name="P83">-consultas</text:p>
      <text:p text:style-name="P40">3 Modelo Logico</text:p>
      <text:p text:style-name="P40">3.1 Mapeamento Entidade-Relacionamento</text:p>
      <text:p text:style-name="P47"/>
      <text:p text:style-name="P41">3 Modelo Logico</text:p>
      <text:p text:style-name="P41">3.1 Mapeamento Entidade-Relacionamento</text:p>
      <text:p text:style-name="P51"/>
      <text:p text:style-name="P1"><text:span text:style-name="T11">Pessoa</text:span><text:span text:style-name="T1">=(</text:span><text:span text:style-name="T13">CPF,</text:span><text:span text:style-name="T1"> Nome, Telefone);</text:span></text:p>
      <text:p text:style-name="P1"><text:span text:style-name="T11">Funcionario</text:span><text:span text:style-name="T1">=(</text:span><text:span text:style-name="T13">CPFPessoa</text:span><text:span text:style-name="T1">, Cargo, DataAdmissao, Status,</text:span><text:span text:style-name="T15"> Bairro, Rua, Cidade</text:span><text:span text:style-name="T1">);</text:span></text:p>
      <text:p text:style-name="P1"><text:span text:style-name="T11">Cliente</text:span><text:span text:style-name="T1">=(</text:span><text:span text:style-name="T13">CPFPessoa</text:span><text:span text:style-name="T1">, e-mail);</text:span></text:p>
      <text:p text:style-name="P1"><text:span text:style-name="T11">Salario</text:span><text:span text:style-name="T1">=</text:span><text:span text:style-name="T13">(CodSalario, </text:span><text:span text:style-name="T1">Valor, Funcionario, Hora, </text:span><text:span text:style-name="T2">CodDespesa</text:span><text:span text:style-name="T1">);</text:span></text:p>
      <text:p text:style-name="P1"><text:span text:style-name="T11">Fornecedor</text:span><text:span text:style-name="T1">=(</text:span><text:span text:style-name="T13">CNPJ</text:span><text:span text:style-name="T1">, Nome, Telefone</text:span><text:span text:style-name="T17">, </text:span><text:span text:style-name="T15">Cidade, Rua, Bairro</text:span><text:span text:style-name="T1">);</text:span></text:p>
      <text:p text:style-name="P1"><text:span text:style-name="T11">Despesa</text:span><text:span text:style-name="T1">=(</text:span><text:span text:style-name="T13">CodDespesa,</text:span><text:span text:style-name="T1">Valor, Data);</text:span></text:p>
      <text:p text:style-name="P1"><text:span text:style-name="T11">Compra</text:span><text:span text:style-name="T1">=(</text:span><text:span text:style-name="T13">CodCompra</text:span><text:span text:style-name="T1">, Quantidade, Fornecedor, Hora, CodDespesa)</text:span><text:span text:style-name="T4">; </text:span><text:span text:style-name="T10">←-VERIFICAR se tem que tirar quantidade</text:span></text:p>
      <text:p text:style-name="P1"><text:span text:style-name="T11">CompraProduto</text:span><text:span text:style-name="T1">=(</text:span><text:span text:style-name="T13">CodProduto, CodCompra,</text:span><text:span text:style-name="T16"> Quantidade, PrecoUnitario</text:span><text:span text:style-name="T1">);</text:span></text:p>
      <text:p text:style-name="P1"><text:span text:style-name="T11">Produto</text:span><text:span text:style-name="T1">=(</text:span><text:span text:style-name="T13">Codigo,</text:span><text:span text:style-name="T1"> Tamanho, Status, Nome, Preço</text:span><text:span text:style-name="T5">Venda</text:span><text:span text:style-name="T1">);</text:span></text:p>
      <text:p text:style-name="P1"><text:span text:style-name="T11">Venda</text:span><text:span text:style-name="T1">=(</text:span><text:span text:style-name="T13">CodVenda</text:span><text:span text:style-name="T1">, Hora, Funcionario, Cliente, </text:span><text:span text:style-name="T6">CodEntrada</text:span><text:span text:style-name="T1">);</text:span></text:p>
      <text:p text:style-name="P82"><text:span text:style-name="T12">VendaProduto</text:span><text:span text:style-name="T1">=(</text:span><text:span text:style-name="T14">CodProduto, CodVenda</text:span><text:span text:style-name="T1">, Quantidade, PrecoUnitario);</text:span></text:p>
      <text:p text:style-name="P1"><text:span text:style-name="T11">Entrada</text:span><text:span text:style-name="T1">=</text:span><text:span text:style-name="T13">(CodEntrada, </text:span><text:span text:style-name="T1">Valor, Data); </text:span></text:p>
      <text:p text:style-name="P1"><text:span text:style-name="T11">CartaoCredito</text:span><text:span text:style-name="T1">=(</text:span><text:span text:style-name="T13">Numero</text:span><text:span text:style-name="T1">, Bandeira); </text:span></text:p>
      <text:p text:style-name="P80"><text:span text:style-name="T11">VendaCartao</text:span><text:span text:style-name="T1">=(</text:span><text:span text:style-name="T13">NumCartao, CodVenda,</text:span><text:span text:style-name="T1"> NumParcelas);</text:span></text:p>
      <text:p text:style-name="P81"/>
      <text:p text:style-name="P32"/>
      <text:p text:style-name="P47"/>
      <text:p text:style-name="P40">3.2 Dicionário Lógico de Dados</text:p>
      <text:p text:style-name="P4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2">PESSOA : Relação que armazena dados generalizados de funcionários e clientes.</text:p>
          </table:table-cell>
        </table:table-row>
      </table:table>
      <text:p text:style-name="P47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42">Atributo</text:p>
          </table:table-cell>
          <table:table-cell table:style-name="Tabela2.A1" office:value-type="string">
            <text:p text:style-name="P42">Descrição</text:p>
          </table:table-cell>
          <table:table-cell table:style-name="Tabela2.A1" office:value-type="string">
            <text:p text:style-name="P42">Tipo</text:p>
          </table:table-cell>
          <table:table-cell table:style-name="Tabela2.A1" office:value-type="string">
            <text:p text:style-name="P42">Domínio</text:p>
          </table:table-cell>
          <table:table-cell table:style-name="Tabela2.E1" office:value-type="string">
            <text:p text:style-name="P42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4">VARCHAR</text:span>(100)</text:p>
          </table:table-cell>
          <table:table-cell table:style-name="Tabela2.A2" office:value-type="string">
            <text:p text:style-name="P11"><text:span text:style-name="T34">VARCHAR</text:span>(100)</text:p>
          </table:table-cell>
          <table:table-cell table:style-name="Tabela2.A2" office:value-type="string">
            <text:list xml:id="list5936044959139736772" text:style-name="L1">
              <text:list-item>
                <text:p text:style-name="P84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4">VARCHAR</text:span>(20)</text:p>
          </table:table-cell>
          <table:table-cell table:style-name="Tabela2.A3" office:value-type="string">
            <text:p text:style-name="P11"><text:span text:style-name="T34">VARCHAR</text:span>(20)</text:p>
          </table:table-cell>
          <table:table-cell table:style-name="Tabela2.A3" office:value-type="string">
            <text:list xml:id="list7609998506438532855" text:style-name="L2">
              <text:list-item>
                <text:p text:style-name="P85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4">VARCHAR(</text:span>20)</text:p>
          </table:table-cell>
          <table:table-cell table:style-name="Tabela2.A2" office:value-type="string">
            <text:p text:style-name="P11"><text:span text:style-name="T34">VARCHAR(</text:span>20)</text:p>
          </table:table-cell>
          <table:table-cell table:style-name="Tabela2.A2" office:value-type="string">
            <text:list xml:id="list8077309880576542459" text:style-name="L3">
              <text:list-item>
                <text:p text:style-name="P86">Não nulo</text:p>
              </text:list-item>
            </text:list>
          </table:table-cell>
        </table:table-row>
      </table:table>
      <text:p text:style-name="P2"><text:span text:style-name="T1">Tabela 1 </text:span><text:span text:style-name="T18">– Rela</text:span><text:span text:style-name="T1">ção PESSOA</text:span></text:p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4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2">FUNCIONARIO: Relação que armazena dados específicosde funcionários.</text:p>
          </table:table-cell>
        </table:table-row>
      </table:table>
      <text:p text:style-name="P47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42">Atributo</text:p>
          </table:table-cell>
          <table:table-cell table:style-name="Tabela4.A1" office:value-type="string">
            <text:p text:style-name="P42">Descrição</text:p>
          </table:table-cell>
          <table:table-cell table:style-name="Tabela4.A1" office:value-type="string">
            <text:p text:style-name="P42">Tipo</text:p>
          </table:table-cell>
          <table:table-cell table:style-name="Tabela4.A1" office:value-type="string">
            <text:p text:style-name="P42">Domínio</text:p>
          </table:table-cell>
          <table:table-cell table:style-name="Tabela4.E1" office:value-type="string">
            <text:p text:style-name="P42">Restrição</text:p>
          </table:table-cell>
        </table:table-row>
        <table:table-row>
          <table:table-cell table:style-name="Tabela4.A2" office:value-type="string">
            <text:p text:style-name="P29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4">VARCHAR</text:span>(20)</text:p>
          </table:table-cell>
          <table:table-cell table:style-name="Tabela4.A2" office:value-type="string">
            <text:p text:style-name="P11"><text:span text:style-name="T34">VARCHAR(</text:span>20)</text:p>
          </table:table-cell>
          <table:table-cell table:style-name="Tabela4.A2" office:value-type="string">
            <text:list xml:id="list2105299599698777679" text:style-name="L4">
              <text:list-item>
                <text:p text:style-name="P87">Chave estrangeira referenciando o CPF na entidade PESSOA</text:p>
              </text:list-item>
              <text:list-item>
                <text:p text:style-name="P87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4">VARCHAR</text:span>(20)</text:p>
          </table:table-cell>
          <table:table-cell table:style-name="Tabela4.A2" office:value-type="string">
            <text:p text:style-name="P11"><text:span text:style-name="T34">VARCHAR(</text:span>20)</text:p>
          </table:table-cell>
          <table:table-cell table:style-name="Tabela4.A2" office:value-type="string">
            <text:list xml:id="list2032855870158000253" text:style-name="L5">
              <text:list-item>
                <text:p text:style-name="P88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232616509136253881" text:style-name="L6">
              <text:list-item>
                <text:p text:style-name="P89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4">VARCHAR</text:span>(20)</text:p>
          </table:table-cell>
          <table:table-cell table:style-name="Tabela4.A2" office:value-type="string">
            <text:p text:style-name="P30">Efetivo ou Não Efetivo</text:p>
          </table:table-cell>
          <table:table-cell table:style-name="Tabela4.A2" office:value-type="string">
            <text:list xml:id="list7191488589873179199" text:style-name="L7">
              <text:list-item>
                <text:p text:style-name="P90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3">bairro onde mora o funcionario</text:span></text:p>
          </table:table-cell>
          <table:table-cell table:style-name="Tabela6.A1" office:value-type="string">
            <text:p text:style-name="P11"><text:span text:style-name="T34">VARCHAR</text:span>(<text:span text:style-name="T33">10</text:span>0)</text:p>
          </table:table-cell>
          <table:table-cell table:style-name="Tabela6.A1" office:value-type="string">
            <text:p text:style-name="P11"><text:span text:style-name="T34">VARCHAR(100</text:span>)</text:p>
          </table:table-cell>
          <table:table-cell table:style-name="Tabela6.A1" office:value-type="string">
            <text:list xml:id="list5648505651570298735" text:style-name="L8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9">Representa a rua onde vive o funcionário</text:p>
          </table:table-cell>
          <table:table-cell table:style-name="Tabela6.A2" office:value-type="string">
            <text:p text:style-name="P11"><text:span text:style-name="T34">VARCHAR</text:span>(<text:span text:style-name="T33">10</text:span>0)</text:p>
          </table:table-cell>
          <table:table-cell table:style-name="Tabela6.A2" office:value-type="string">
            <text:p text:style-name="P11"><text:span text:style-name="T34">VARCHAR(10</text:span>0)</text:p>
          </table:table-cell>
          <table:table-cell table:style-name="Tabela6.A2" office:value-type="string">
            <text:list xml:id="list8403146485859232715" text:style-name="L9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8">Representa <text:span text:style-name="T33">a cidade do funcionário</text:span></text:p>
          </table:table-cell>
          <table:table-cell table:style-name="Tabela6.A1" office:value-type="string">
            <text:p text:style-name="P61"><text:span text:style-name="T36">VARCHAR</text:span>(<text:span text:style-name="T42">10</text:span>0)</text:p>
          </table:table-cell>
          <table:table-cell table:style-name="Tabela6.A1" office:value-type="string">
            <text:p text:style-name="P11"><text:span text:style-name="T34">VARCHAR(10</text:span>0)</text:p>
          </table:table-cell>
          <table:table-cell table:style-name="Tabela6.A1" office:value-type="string">
            <text:list xml:id="list5428751170751784999" text:style-name="L10">
              <text:list-item>
                <text:p text:style-name="P129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53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2">CLIENTE: Entidade que armazena os dados de um cliente.</text:p>
          </table:table-cell>
        </table:table-row>
      </table:table>
      <text:p text:style-name="P47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42">Atributo</text:p>
          </table:table-cell>
          <table:table-cell table:style-name="Tabela8.A1" office:value-type="string">
            <text:p text:style-name="P42">Descrição</text:p>
          </table:table-cell>
          <table:table-cell table:style-name="Tabela8.A1" office:value-type="string">
            <text:p text:style-name="P42">Tipo</text:p>
          </table:table-cell>
          <table:table-cell table:style-name="Tabela8.A1" office:value-type="string">
            <text:p text:style-name="P42">Domínio</text:p>
          </table:table-cell>
          <table:table-cell table:style-name="Tabela8.E1" office:value-type="string">
            <text:p text:style-name="P42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4">VARCHAR</text:span>(<text:span text:style-name="T38">2</text:span>0)</text:p>
          </table:table-cell>
          <table:table-cell table:style-name="Tabela8.A2" office:value-type="string">
            <text:p text:style-name="P12"><text:span text:style-name="T34">VARCHAR(20</text:span>)</text:p>
          </table:table-cell>
          <table:table-cell table:style-name="Tabela8.A2" office:value-type="string">
            <text:list xml:id="list1247862296071506432" text:style-name="L11">
              <text:list-item>
                <text:p text:style-name="P154"><text:span text:style-name="T1">Chave </text:span><text:span text:style-name="T9">Primária</text:span></text:p>
              </text:list-item>
            </text:list>
            <text:list xml:id="list4554670581026772799" text:style-name="L12">
              <text:list-item>
                <text:p text:style-name="P118">Chave estrangeira que referencia CPFPessoa na tabela <text:soft-page-break/>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4">VARCHAR</text:span>(<text:span text:style-name="T33">10</text:span>0)</text:p>
          </table:table-cell>
          <table:table-cell table:style-name="Tabela8.A2" office:value-type="string">
            <text:p text:style-name="P12"><text:span text:style-name="T34">VARCHAR(10</text:span>0)</text:p>
          </table:table-cell>
          <table:table-cell table:style-name="Tabela8.A2" office:value-type="string">
            <text:list xml:id="list5779366941612447020" text:style-name="L13">
              <text:list-item>
                <text:p text:style-name="P92">Não nulo</text:p>
              </text:list-item>
            </text:list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18">– Entidade</text:span><text:span text:style-name="T1"> CLIENTE</text:span></text:p>
      <text:p text:style-name="P53"/>
      <text:p text:style-name="P53"/>
      <text:p text:style-name="P53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2">SALARIO: Relação que armazena dados <text:span text:style-name="T22">sobre o pagamento do salário de um funcionário</text:span>.</text:p>
          </table:table-cell>
        </table:table-row>
      </table:table>
      <text:p text:style-name="P47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42">Atributo</text:p>
          </table:table-cell>
          <table:table-cell table:style-name="Tabela10.A1" office:value-type="string">
            <text:p text:style-name="P42">Descrição</text:p>
          </table:table-cell>
          <table:table-cell table:style-name="Tabela10.A1" office:value-type="string">
            <text:p text:style-name="P42">Tipo</text:p>
          </table:table-cell>
          <table:table-cell table:style-name="Tabela10.A1" office:value-type="string">
            <text:p text:style-name="P42">Domínio</text:p>
          </table:table-cell>
          <table:table-cell table:style-name="Tabela10.E1" office:value-type="string">
            <text:p text:style-name="P42">Restrição</text:p>
          </table:table-cell>
        </table:table-row>
        <table:table-row>
          <table:table-cell table:style-name="Tabela10.A2" office:value-type="string">
            <text:p text:style-name="P18">CodSalario</text:p>
          </table:table-cell>
          <table:table-cell table:style-name="Tabela10.A2" office:value-type="string">
            <text:p text:style-name="P18">Representa o número do código do pagamento do salário</text:p>
          </table:table-cell>
          <table:table-cell table:style-name="Tabela10.A2" office:value-type="string">
            <text:p text:style-name="P18">SERIAL</text:p>
          </table:table-cell>
          <table:table-cell table:style-name="Tabela10.A2" office:value-type="string">
            <text:p text:style-name="P18">Números inteiros positivos</text:p>
          </table:table-cell>
          <table:table-cell table:style-name="Tabela10.A2" office:value-type="string">
            <text:list xml:id="list5075100882668795828" text:style-name="L14">
              <text:list-item>
                <text:p text:style-name="P119">Chave primária</text:p>
              </text:list-item>
              <text:list-item>
                <text:p text:style-name="P119">Chave substituta</text:p>
              </text:list-item>
            </text:list>
          </table:table-cell>
        </table:table-row>
        <table:table-row>
          <table:table-cell table:style-name="Tabela10.A3" office:value-type="string">
            <text:p text:style-name="P7">Valor</text:p>
          </table:table-cell>
          <table:table-cell table:style-name="Tabela10.A3" office:value-type="string">
            <text:p text:style-name="P7">Representa o valor do <text:span text:style-name="T22">total </text:span>salário</text:p>
          </table:table-cell>
          <table:table-cell table:style-name="Tabela10.A3" office:value-type="string">
            <text:p text:style-name="P18">Real</text:p>
          </table:table-cell>
          <table:table-cell table:style-name="Tabela10.A3" office:value-type="string">
            <text:p text:style-name="P18">Números reais positivos</text:p>
          </table:table-cell>
          <table:table-cell table:style-name="Tabela10.A3" office:value-type="string">
            <text:list xml:id="list6594836086870120792" text:style-name="L15">
              <text:list-item>
                <text:p text:style-name="P93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22">CPF do</text:span> funcionário que irá receber o salário</text:p>
          </table:table-cell>
          <table:table-cell table:style-name="Tabela10.A2" office:value-type="string">
            <text:p text:style-name="P11"><text:span text:style-name="T34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1197267038680398909" text:style-name="L16">
              <text:list-item>
                <text:p text:style-name="P120">Não nulo</text:p>
              </text:list-item>
            </text:list>
          </table:table-cell>
        </table:table-row>
        <table:table-row table:style-name="Tabela10.5">
          <table:table-cell table:style-name="Tabela10.A5" office:value-type="string">
            <text:p text:style-name="P7">Hora</text:p>
          </table:table-cell>
          <table:table-cell table:style-name="Tabela10.A5" office:value-type="string">
            <text:p text:style-name="P58">Representa <text:span text:style-name="T22">a</text:span> hora do pagamento</text:p>
          </table:table-cell>
          <table:table-cell table:style-name="Tabela10.A5" office:value-type="string">
            <text:p text:style-name="P75">Time</text:p>
          </table:table-cell>
          <table:table-cell table:style-name="Tabela10.A5" office:value-type="string">
            <text:p text:style-name="P75">Time</text:p>
          </table:table-cell>
          <table:table-cell table:style-name="Tabela10.A5" office:value-type="string">
            <text:list xml:id="list4703846601429243034" text:style-name="L17">
              <text:list-item>
                <text:p text:style-name="P130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2">número do</text:span> código da despesa<text:span text:style-name="T23"> </text:span><text:span text:style-name="T24">financeira</text:span></text:p>
          </table:table-cell>
          <table:table-cell table:style-name="Tabela10.A2" office:value-type="string">
            <text:p text:style-name="P18">Int</text:p>
          </table:table-cell>
          <table:table-cell table:style-name="Tabela10.A2" office:value-type="string">
            <text:p text:style-name="P63">Números inteiros positivos</text:p>
          </table:table-cell>
          <table:table-cell table:style-name="Tabela10.A2" office:value-type="string">
            <text:list xml:id="list1847244935303661941" text:style-name="L18">
              <text:list-item>
                <text:p text:style-name="P94">Chave Estrangeira referenciando CodDespesa em DESPESA</text:p>
              </text:list-item>
              <text:list-item>
                <text:p text:style-name="P137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8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2">Fornecedor: Entidade que armazena os dados <text:span text:style-name="T28">de fornecedores do estabelecimento.</text:span></text:p>
          </table:table-cell>
        </table:table-row>
      </table:table>
      <text:p text:style-name="P47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42">Atributo</text:p>
          </table:table-cell>
          <table:table-cell table:style-name="Tabela12.A1" office:value-type="string">
            <text:p text:style-name="P42">Descrição</text:p>
          </table:table-cell>
          <table:table-cell table:style-name="Tabela12.A1" office:value-type="string">
            <text:p text:style-name="P42">Tipo</text:p>
          </table:table-cell>
          <table:table-cell table:style-name="Tabela12.A1" office:value-type="string">
            <text:p text:style-name="P42">Domínio</text:p>
          </table:table-cell>
          <table:table-cell table:style-name="Tabela12.E1" office:value-type="string">
            <text:p text:style-name="P42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28">o fornecedor</text:span></text:p>
          </table:table-cell>
          <table:table-cell table:style-name="Tabela12.A2" office:value-type="string">
            <text:p text:style-name="P11"><text:span text:style-name="T34">VARCHAR</text:span>(<text:span text:style-name="T28">2</text:span>0)</text:p>
          </table:table-cell>
          <table:table-cell table:style-name="Tabela12.A2" office:value-type="string">
            <text:p text:style-name="P13"><text:span text:style-name="T34">VARCHAR</text:span>(<text:span text:style-name="T28">2</text:span>0)</text:p>
          </table:table-cell>
          <table:table-cell table:style-name="Tabela12.A2" office:value-type="string">
            <text:list xml:id="list8039392163662878552" text:style-name="L19">
              <text:list-item>
                <text:p text:style-name="P95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4">VARCHAR</text:span>(<text:span text:style-name="T28">10</text:span>0)</text:p>
          </table:table-cell>
          <table:table-cell table:style-name="Tabela12.A3" office:value-type="string">
            <text:p text:style-name="P14"><text:span text:style-name="T34">VARCHAR</text:span>(<text:span text:style-name="T43">10</text:span>0)</text:p>
          </table:table-cell>
          <table:table-cell table:style-name="Tabela12.A3" office:value-type="string">
            <text:list xml:id="list1365379458299201520" text:style-name="L20">
              <text:list-item>
                <text:p text:style-name="P96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4">VARCHAR</text:span>(20)</text:p>
          </table:table-cell>
          <table:table-cell table:style-name="Tabela12.A2" office:value-type="string">
            <text:p text:style-name="P14"><text:span text:style-name="T34">VARCHAR</text:span>(20)</text:p>
          </table:table-cell>
          <table:table-cell table:style-name="Tabela12.A2" office:value-type="string">
            <text:list xml:id="list6997774455347373055" text:style-name="L21">
              <text:list-item>
                <text:p text:style-name="P97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34">VARCHAR</text:span>(<text:span text:style-name="T28">5</text:span>0)</text:p>
          </table:table-cell>
          <table:table-cell table:style-name="Tabela14.A1" office:value-type="string">
            <text:p text:style-name="P14"><text:span text:style-name="T34">VARCHAR</text:span>(<text:span text:style-name="T39">5</text:span>0)</text:p>
          </table:table-cell>
          <table:table-cell table:style-name="Tabela14.A1" office:value-type="string">
            <text:list xml:id="list2271175705697114671" text:style-name="L22">
              <text:list-item>
                <text:p text:style-name="P98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<text:soft-page-break/>fornecedor</text:p>
          </table:table-cell>
          <table:table-cell table:style-name="Tabela14.A2" office:value-type="string">
            <text:p text:style-name="P11"><text:span text:style-name="T34">VARCHAR</text:span>(<text:span text:style-name="T28">100</text:span>)</text:p>
          </table:table-cell>
          <table:table-cell table:style-name="Tabela14.A2" office:value-type="string">
            <text:p text:style-name="P14"><text:span text:style-name="T34">VARCHAR</text:span>(<text:span text:style-name="T39">100</text:span>)</text:p>
          </table:table-cell>
          <table:table-cell table:style-name="Tabela14.A2" office:value-type="string">
            <text:list xml:id="list6864373718369737283" text:style-name="L23">
              <text:list-item>
                <text:p text:style-name="P99">Não nulo</text:p>
              </text:list-item>
            </text:list>
          </table:table-cell>
        </table:table-row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8">Representa o bairro onde se encontra o fornecedor</text:p>
          </table:table-cell>
          <table:table-cell table:style-name="Tabela14.A1" office:value-type="string">
            <text:p text:style-name="P61"><text:span text:style-name="T36">VARCHAR</text:span>(<text:span text:style-name="T28">10</text:span>0)</text:p>
          </table:table-cell>
          <table:table-cell table:style-name="Tabela14.A1" office:value-type="string">
            <text:p text:style-name="P62"><text:span text:style-name="T36">VARCHAR</text:span><text:span text:style-name="T35">(</text:span><text:span text:style-name="T37">100</text:span><text:span text:style-name="T35">)</text:span></text:p>
          </table:table-cell>
          <table:table-cell table:style-name="Tabela14.A1" office:value-type="string">
            <text:list xml:id="list3879909946495910801" text:style-name="L24">
              <text:list-item>
                <text:p text:style-name="P131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8">– Entidade</text:span><text:span text:style-name="T1"> FORNECEDOR</text:span></text:p>
      <text:p text:style-name="P53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2">Despesa: Entidade que armazena as despesas da loja.</text:p>
          </table:table-cell>
        </table:table-row>
      </table:table>
      <text:p text:style-name="P47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42">Atributo</text:p>
          </table:table-cell>
          <table:table-cell table:style-name="Tabela16.A1" office:value-type="string">
            <text:p text:style-name="P42">Descrição</text:p>
          </table:table-cell>
          <table:table-cell table:style-name="Tabela16.A1" office:value-type="string">
            <text:p text:style-name="P42">Tipo</text:p>
          </table:table-cell>
          <table:table-cell table:style-name="Tabela16.A1" office:value-type="string">
            <text:p text:style-name="P42">Domínio</text:p>
          </table:table-cell>
          <table:table-cell table:style-name="Tabela16.E1" office:value-type="string">
            <text:p text:style-name="P42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9">SERIAL</text:p>
          </table:table-cell>
          <table:table-cell table:style-name="Tabela16.A2" office:value-type="string">
            <text:p text:style-name="P64">Números inteiros positivos</text:p>
          </table:table-cell>
          <table:table-cell table:style-name="Tabela16.A2" office:value-type="string">
            <text:list xml:id="list2665628911463133736" text:style-name="L25">
              <text:list-item>
                <text:p text:style-name="P100">Chave Primária</text:p>
              </text:list-item>
              <text:list-item>
                <text:p text:style-name="P138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28">total </text:span><text:s/>da despesa</text:p>
          </table:table-cell>
          <table:table-cell table:style-name="Tabela16.A3" office:value-type="string">
            <text:p text:style-name="P19">Real</text:p>
          </table:table-cell>
          <table:table-cell table:style-name="Tabela16.A3" office:value-type="string">
            <text:p text:style-name="P19">Números reais positivos</text:p>
          </table:table-cell>
          <table:table-cell table:style-name="Tabela16.A3" office:value-type="string">
            <text:list xml:id="list2630608461938088290" text:style-name="L26">
              <text:list-item>
                <text:p text:style-name="P101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45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6362954368057935010" text:style-name="L27">
              <text:list-item>
                <text:p text:style-name="P102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8">– Entidade DESPESA</text:span></text:p>
      <text:p text:style-name="P53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2">Compra: Entidade que armazena dados de uma compra.</text:p>
          </table:table-cell>
        </table:table-row>
      </table:table>
      <text:p text:style-name="P47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42">Atributo</text:p>
          </table:table-cell>
          <table:table-cell table:style-name="Tabela18.A1" office:value-type="string">
            <text:p text:style-name="P42">Descrição</text:p>
          </table:table-cell>
          <table:table-cell table:style-name="Tabela18.A1" office:value-type="string">
            <text:p text:style-name="P42">Tipo</text:p>
          </table:table-cell>
          <table:table-cell table:style-name="Tabela18.A1" office:value-type="string">
            <text:p text:style-name="P42">Domínio</text:p>
          </table:table-cell>
          <table:table-cell table:style-name="Tabela18.E1" office:value-type="string">
            <text:p text:style-name="P42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9">SERIAL</text:p>
          </table:table-cell>
          <table:table-cell table:style-name="Tabela18.A2" office:value-type="string">
            <text:p text:style-name="P64">Números inteiros positivos</text:p>
          </table:table-cell>
          <table:table-cell table:style-name="Tabela18.A2" office:value-type="string">
            <text:list xml:id="list5664728135538006597" text:style-name="L28">
              <text:list-item>
                <text:p text:style-name="P103">Chave Primária</text:p>
              </text:list-item>
              <text:list-item>
                <text:p text:style-name="P121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Quantidade</text:p>
          </table:table-cell>
          <table:table-cell table:style-name="Tabela18.A2" office:value-type="string">
            <text:p text:style-name="P7">Representa a quantidade<text:span text:style-name="T23"> </text:span><text:span text:style-name="T25">de itens comprados</text:span></text:p>
          </table:table-cell>
          <table:table-cell table:style-name="Tabela18.A2" office:value-type="string">
            <text:p text:style-name="P64">Int</text:p>
          </table:table-cell>
          <table:table-cell table:style-name="Tabela18.A2" office:value-type="string">
            <text:p text:style-name="P19">Números inteiros positivos</text:p>
          </table:table-cell>
          <table:table-cell table:style-name="Tabela18.A2" office:value-type="string">
            <text:list xml:id="list5616285456236428899" text:style-name="L29">
              <text:list-item>
                <text:p text:style-name="P104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28">CNPJ</text:span> fornecedor que a vendeu</text:p>
          </table:table-cell>
          <table:table-cell table:style-name="Tabela18.A2" office:value-type="string">
            <text:p text:style-name="P61"><text:span text:style-name="T36">VARCHAR</text:span>(20)</text:p>
          </table:table-cell>
          <table:table-cell table:style-name="Tabela18.A2" office:value-type="string">
            <text:p text:style-name="P14"><text:span text:style-name="T34">VARCHAR</text:span>(20)</text:p>
          </table:table-cell>
          <table:table-cell table:style-name="Tabela18.A2" office:value-type="string">
            <text:list xml:id="list5498268659626666314" text:style-name="L30">
              <text:list-item>
                <text:p text:style-name="P105">Chave Estrangeira representando NOME em FORNECEDOR</text:p>
              </text:list-item>
            </text:list>
            <text:list xml:id="list5580140964494644512" text:style-name="L31">
              <text:list-item>
                <text:p text:style-name="P139">Não nulo</text:p>
              </text:list-item>
            </text:list>
          </table:table-cell>
        </table:table-row>
        <table:table-row table:style-name="Tabela18.5">
          <table:table-cell table:style-name="Tabela18.A5" office:value-type="string">
            <text:p text:style-name="P7">Hora</text:p>
          </table:table-cell>
          <table:table-cell table:style-name="Tabela18.A5" office:value-type="string">
            <text:p text:style-name="P58">Representa a hora da compra</text:p>
          </table:table-cell>
          <table:table-cell table:style-name="Tabela18.A5" office:value-type="string">
            <text:p text:style-name="P75">Time</text:p>
          </table:table-cell>
          <table:table-cell table:style-name="Tabela18.A5" office:value-type="string">
            <text:p text:style-name="P75">Time</text:p>
          </table:table-cell>
          <table:table-cell table:style-name="Tabela18.A5" office:value-type="string">
            <text:list xml:id="list4826118966310324311" text:style-name="L32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5">Int</text:p>
          </table:table-cell>
          <table:table-cell table:style-name="Tabela18.A2" office:value-type="string">
            <text:p text:style-name="P19">Números inteiros positivos</text:p>
          </table:table-cell>
          <table:table-cell table:style-name="Tabela18.A2" office:value-type="string">
            <text:list xml:id="list7623564116107297485" text:style-name="L33">
              <text:list-item>
                <text:p text:style-name="P106">Chave Estrangeira representando CodDespesa em DESPESA</text:p>
              </text:list-item>
              <text:list-item>
                <text:p text:style-name="P140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8">– Entidade COMPRA</text:span></text:p>
      <text:p text:style-name="P53"><text:soft-page-break/>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2">CompraProduto: Relação que armazena o produto comprado ao fornecedor.</text:p>
          </table:table-cell>
        </table:table-row>
      </table:table>
      <text:p text:style-name="P47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42">Atributo</text:p>
          </table:table-cell>
          <table:table-cell table:style-name="Tabela20.A1" office:value-type="string">
            <text:p text:style-name="P42">Descrição</text:p>
          </table:table-cell>
          <table:table-cell table:style-name="Tabela20.A1" office:value-type="string">
            <text:p text:style-name="P42">Tipo</text:p>
          </table:table-cell>
          <table:table-cell table:style-name="Tabela20.A1" office:value-type="string">
            <text:p text:style-name="P42">Domínio</text:p>
          </table:table-cell>
          <table:table-cell table:style-name="Tabela20.E1" office:value-type="string">
            <text:p text:style-name="P42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20">Números inteiros positivos</text:p>
          </table:table-cell>
          <table:table-cell table:style-name="Tabela20.A2" office:value-type="string">
            <text:list xml:id="list4094646845230274186" text:style-name="L34">
              <text:list-item>
                <text:p text:style-name="P107">Chave Estrangeira referenciando CODIGO em PRODUTO</text:p>
              </text:list-item>
            </text:list>
            <text:list xml:id="list3042049712298410508" text:style-name="L35">
              <text:list-item>
                <text:p text:style-name="P146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8">In<text:span text:style-name="T29">t</text:span></text:p>
          </table:table-cell>
          <table:table-cell table:style-name="Tabela20.A3" office:value-type="string">
            <text:p text:style-name="P20">Números inteiros positivos</text:p>
          </table:table-cell>
          <table:table-cell table:style-name="Tabela20.A3" office:value-type="string">
            <text:list xml:id="list7751181444300171512" text:style-name="L36">
              <text:list-item>
                <text:p text:style-name="P108">Chave Estrangeira referenciando CodCompra em COMPRA</text:p>
              </text:list-item>
            </text:list>
            <text:list xml:id="list3870984799541158857" text:style-name="L37">
              <text:list-item>
                <text:p text:style-name="P141">Não nulo</text:p>
              </text:list-item>
            </text:list>
            <text:list xml:id="list3584733995647409788" text:style-name="L38">
              <text:list-item>
                <text:p text:style-name="P147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31">Quantidade</text:p>
          </table:table-cell>
          <table:table-cell table:style-name="Tabela20.A4" office:value-type="string">
            <text:p text:style-name="P37">Reepresenta a quantidade de itens comprados</text:p>
          </table:table-cell>
          <table:table-cell table:style-name="Tabela20.A4" office:value-type="string">
            <text:p text:style-name="P77">Int</text:p>
          </table:table-cell>
          <table:table-cell table:style-name="Tabela20.A4" office:value-type="string">
            <text:p text:style-name="P37">Int</text:p>
          </table:table-cell>
          <table:table-cell table:style-name="Tabela20.A4" office:value-type="string">
            <text:list xml:id="list3582069638420393936" text:style-name="L39">
              <text:list-item>
                <text:p text:style-name="P122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31">PrecoUnitario</text:p>
          </table:table-cell>
          <table:table-cell table:style-name="Tabela20.A4" office:value-type="string">
            <text:p text:style-name="P37">Representa o preço de cada unidade comprada</text:p>
          </table:table-cell>
          <table:table-cell table:style-name="Tabela20.A4" office:value-type="string">
            <text:p text:style-name="P77">Real</text:p>
          </table:table-cell>
          <table:table-cell table:style-name="Tabela20.A4" office:value-type="string">
            <text:p text:style-name="P37">Real</text:p>
          </table:table-cell>
          <table:table-cell table:style-name="Tabela20.A4" office:value-type="string">
            <text:list xml:id="list326554178336402864" text:style-name="L40">
              <text:list-item>
                <text:p text:style-name="P123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8">– Relação COMPRAPRODUTO</text:span></text:p>
      <text:p text:style-name="P53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2">Produto: Entidade que armazena os dados de um produto.</text:p>
          </table:table-cell>
        </table:table-row>
      </table:table>
      <text:p text:style-name="P47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42">Atributo</text:p>
          </table:table-cell>
          <table:table-cell table:style-name="Tabela22.A1" office:value-type="string">
            <text:p text:style-name="P42">Descrição</text:p>
          </table:table-cell>
          <table:table-cell table:style-name="Tabela22.A1" office:value-type="string">
            <text:p text:style-name="P42">Tipo</text:p>
          </table:table-cell>
          <table:table-cell table:style-name="Tabela22.A1" office:value-type="string">
            <text:p text:style-name="P42">Domínio</text:p>
          </table:table-cell>
          <table:table-cell table:style-name="Tabela22.E1" office:value-type="string">
            <text:p text:style-name="P42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20">SERIAL</text:p>
          </table:table-cell>
          <table:table-cell table:style-name="Tabela22.A2" office:value-type="string">
            <text:p text:style-name="P20">Números inteiros positivos</text:p>
          </table:table-cell>
          <table:table-cell table:style-name="Tabela22.A2" office:value-type="string">
            <text:list xml:id="list7356033565839181284" text:style-name="L41">
              <text:list-item>
                <text:p text:style-name="P109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3"> </text:span></text:p>
          </table:table-cell>
          <table:table-cell table:style-name="Tabela22.A3" office:value-type="string">
            <text:p text:style-name="P11"><text:span text:style-name="T34">VARCHAR</text:span>(<text:span text:style-name="T39">5</text:span>)</text:p>
          </table:table-cell>
          <table:table-cell table:style-name="Tabela22.A3" office:value-type="string">
            <text:p text:style-name="P33">VARCHAR(5)</text:p>
          </table:table-cell>
          <table:table-cell table:style-name="Tabela22.A3" office:value-type="string">
            <text:list xml:id="list1872305074000321585" text:style-name="L42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5">Representa o status do produto</text:p>
          </table:table-cell>
          <table:table-cell table:style-name="Tabela22.A2" office:value-type="string">
            <text:p text:style-name="P67"><text:span text:style-name="T36">VARCHAR</text:span>(12)</text:p>
          </table:table-cell>
          <table:table-cell table:style-name="Tabela22.A2" office:value-type="string">
            <text:p text:style-name="P74">Disponível ou Indisponível</text:p>
          </table:table-cell>
          <table:table-cell table:style-name="Tabela22.A2" office:value-type="string">
            <text:list xml:id="list2511731671836314888" text:style-name="L43">
              <text:list-item>
                <text:p text:style-name="P142">Não nulo</text:p>
              </text:list-item>
            </text:list>
          </table:table-cell>
        </table:table-row>
        <text:soft-page-break/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8">Representa o nome do produto</text:p>
          </table:table-cell>
          <table:table-cell table:style-name="Tabela22.A3" office:value-type="string">
            <text:p text:style-name="P61"><text:span text:style-name="T36">VARCHAR</text:span>(<text:span text:style-name="T39">10</text:span>0)</text:p>
          </table:table-cell>
          <table:table-cell table:style-name="Tabela22.A3" office:value-type="string">
            <text:p text:style-name="P14"><text:span text:style-name="T34">VARCHAR</text:span>(<text:span text:style-name="T39">10</text:span>0)</text:p>
          </table:table-cell>
          <table:table-cell table:style-name="Tabela22.A3" office:value-type="string">
            <text:list xml:id="list6334575388092789893" text:style-name="L44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ço<text:span text:style-name="T44">Venda</text:span></text:p>
          </table:table-cell>
          <table:table-cell table:style-name="Tabela22.A2" office:value-type="string">
            <text:p text:style-name="P58">Representa o preço <text:span text:style-name="T44">atualizado de venda do produto</text:span></text:p>
          </table:table-cell>
          <table:table-cell table:style-name="Tabela22.A2" office:value-type="string">
            <text:p text:style-name="P65">Real</text:p>
          </table:table-cell>
          <table:table-cell table:style-name="Tabela22.A2" office:value-type="string">
            <text:p text:style-name="P65">Números reais positivos</text:p>
          </table:table-cell>
          <table:table-cell table:style-name="Tabela22.A2" office:value-type="string">
            <text:list xml:id="list1791438209438569077" text:style-name="L45">
              <text:list-item>
                <text:p text:style-name="P134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8">– Entidade PRODUTO</text:span></text:p>
      <text:p text:style-name="P16"/>
      <text:p text:style-name="P54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3"><text:span text:style-name="T29">Venda</text:span>: Entidade que armazena os dados de <text:span text:style-name="T29">uma venda.</text:span></text:p>
          </table:table-cell>
        </table:table-row>
      </table:table>
      <text:p text:style-name="P48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43">Atributo</text:p>
          </table:table-cell>
          <table:table-cell table:style-name="Tabela24.A1" office:value-type="string">
            <text:p text:style-name="P43">Descrição</text:p>
          </table:table-cell>
          <table:table-cell table:style-name="Tabela24.A1" office:value-type="string">
            <text:p text:style-name="P43">Tipo</text:p>
          </table:table-cell>
          <table:table-cell table:style-name="Tabela24.A1" office:value-type="string">
            <text:p text:style-name="P43">Domínio</text:p>
          </table:table-cell>
          <table:table-cell table:style-name="Tabela24.E1" office:value-type="string">
            <text:p text:style-name="P43">Restrição</text:p>
          </table:table-cell>
        </table:table-row>
        <table:table-row>
          <table:table-cell table:style-name="Tabela24.A2" office:value-type="string">
            <text:p text:style-name="P8">C<text:span text:style-name="T29">odVenda</text:span></text:p>
          </table:table-cell>
          <table:table-cell table:style-name="Tabela24.A2" office:value-type="string">
            <text:p text:style-name="P8">Representa o código d<text:span text:style-name="T47">a venda</text:span></text:p>
          </table:table-cell>
          <table:table-cell table:style-name="Tabela24.A2" office:value-type="string">
            <text:p text:style-name="P20">SERIAL</text:p>
          </table:table-cell>
          <table:table-cell table:style-name="Tabela24.A2" office:value-type="string">
            <text:p text:style-name="P20">Números inteiros positivos</text:p>
          </table:table-cell>
          <table:table-cell table:style-name="Tabela24.A2" office:value-type="string">
            <text:list xml:id="list4665608035024224590" text:style-name="L46">
              <text:list-item>
                <text:p text:style-name="P111">Chave Primária</text:p>
              </text:list-item>
              <text:list-item>
                <text:p text:style-name="P124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20">Hora</text:p>
          </table:table-cell>
          <table:table-cell table:style-name="Tabela24.A2" office:value-type="string">
            <text:p text:style-name="P65">Representa <text:span text:style-name="T30">a hora em <text:s/>que a venda foi realizada</text:span></text:p>
          </table:table-cell>
          <table:table-cell table:style-name="Tabela24.A2" office:value-type="string">
            <text:p text:style-name="P75">Time</text:p>
          </table:table-cell>
          <table:table-cell table:style-name="Tabela24.A2" office:value-type="string">
            <text:p text:style-name="P75">Time</text:p>
          </table:table-cell>
          <table:table-cell table:style-name="Tabela24.A2" office:value-type="string">
            <text:list xml:id="list618437797472400064" text:style-name="L47">
              <text:list-item>
                <text:p text:style-name="P143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20">Funcionario</text:p>
          </table:table-cell>
          <table:table-cell table:style-name="Tabela24.A2" office:value-type="string">
            <text:p text:style-name="P59">Representa <text:span text:style-name="T30">o CPF do funcionário</text:span></text:p>
          </table:table-cell>
          <table:table-cell table:style-name="Tabela24.A2" office:value-type="string">
            <text:p text:style-name="P70"><text:span text:style-name="T36">VARCHAR</text:span>(20)</text:p>
          </table:table-cell>
          <table:table-cell table:style-name="Tabela24.A2" office:value-type="string">
            <text:p text:style-name="P24"><text:span text:style-name="T34">VARCHAR</text:span>(20)</text:p>
          </table:table-cell>
          <table:table-cell table:style-name="Tabela24.A2" office:value-type="string">
            <text:list xml:id="list5224506107311359733" text:style-name="L48">
              <text:list-item>
                <text:p text:style-name="P135">Não nulo</text:p>
              </text:list-item>
              <text:list-item>
                <text:p text:style-name="P148">Chave estrangeira referenciando o CPFPessoa na tabela FUNCIONARIO</text:p>
              </text:list-item>
            </text:list>
          </table:table-cell>
        </table:table-row>
        <table:table-row>
          <table:table-cell table:style-name="Tabela24.A5" office:value-type="string">
            <text:p text:style-name="P20">Cliente</text:p>
          </table:table-cell>
          <table:table-cell table:style-name="Tabela24.A5" office:value-type="string">
            <text:p text:style-name="P69">Representa o CPF do cliente</text:p>
          </table:table-cell>
          <table:table-cell table:style-name="Tabela24.A5" office:value-type="string">
            <text:p text:style-name="P70"><text:span text:style-name="T36">VARCHAR</text:span>(20)</text:p>
          </table:table-cell>
          <table:table-cell table:style-name="Tabela24.A5" office:value-type="string">
            <text:p text:style-name="P24"><text:span text:style-name="T34">VARCHAR</text:span>(20)</text:p>
          </table:table-cell>
          <table:table-cell table:style-name="Tabela24.A5" office:value-type="string">
            <text:list xml:id="list890663604683617260" text:style-name="L49">
              <text:list-item>
                <text:p text:style-name="P149">Não nulo</text:p>
              </text:list-item>
              <text:list-item>
                <text:p text:style-name="P149">Chave estrangeira que referencia CPFPessoa na tabela CLIENTE</text:p>
              </text:list-item>
            </text:list>
          </table:table-cell>
        </table:table-row>
        <table:table-row>
          <table:table-cell table:style-name="Tabela24.A5" office:value-type="string">
            <text:p text:style-name="P38">CodEntrada</text:p>
          </table:table-cell>
          <table:table-cell table:style-name="Tabela24.A5" office:value-type="string">
            <text:p text:style-name="P78">Representa o código da entrada</text:p>
          </table:table-cell>
          <table:table-cell table:style-name="Tabela24.A5" office:value-type="string">
            <text:p text:style-name="P78">Int</text:p>
          </table:table-cell>
          <table:table-cell table:style-name="Tabela24.A5" office:value-type="string">
            <text:p text:style-name="P38">Int</text:p>
          </table:table-cell>
          <table:table-cell table:style-name="Tabela24.A5" office:value-type="string">
            <text:list xml:id="list3095381561176020242" text:style-name="L50">
              <text:list-item>
                <text:p text:style-name="P151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18">– Entidade </text:span><text:span text:style-name="T19">VENDA</text:span></text:p>
      <text:p text:style-name="P5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6"><text:span text:style-name="T29">VendaProduto</text:span>: Entidade que armazena os dados d<text:span text:style-name="T47">a venda de cada produto.</text:span></text:p>
          </table:table-cell>
        </table:table-row>
      </table:table>
      <text:p text:style-name="P52"><text:soft-page-break/></text:p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6">Atributo</text:p>
          </table:table-cell>
          <table:table-cell table:style-name="Tabela13.A1" office:value-type="string">
            <text:p text:style-name="P46">Descrição</text:p>
          </table:table-cell>
          <table:table-cell table:style-name="Tabela13.A1" office:value-type="string">
            <text:p text:style-name="P46">Tipo</text:p>
          </table:table-cell>
          <table:table-cell table:style-name="Tabela13.A1" office:value-type="string">
            <text:p text:style-name="P46">Domínio</text:p>
          </table:table-cell>
          <table:table-cell table:style-name="Tabela13.E1" office:value-type="string">
            <text:p text:style-name="P46">Restrição</text:p>
          </table:table-cell>
        </table:table-row>
        <table:table-row>
          <table:table-cell table:style-name="Tabela13.A2" office:value-type="string">
            <text:p text:style-name="P15">C<text:span text:style-name="T29">odVenda</text:span></text:p>
          </table:table-cell>
          <table:table-cell table:style-name="Tabela13.A2" office:value-type="string">
            <text:p text:style-name="P15">Representa o código d<text:span text:style-name="T47">a venda</text:span></text:p>
          </table:table-cell>
          <table:table-cell table:style-name="Tabela13.A2" office:value-type="string">
            <text:p text:style-name="P22">SERIAL</text:p>
          </table:table-cell>
          <table:table-cell table:style-name="Tabela13.A2" office:value-type="string">
            <text:p text:style-name="P22">Números inteiros positivos</text:p>
          </table:table-cell>
          <table:table-cell table:style-name="Tabela13.A2" office:value-type="string">
            <text:list xml:id="list267322733969400340" text:style-name="L51">
              <text:list-item>
                <text:p text:style-name="P126">Chave estrangeira referenciando CodVenda na tabela VENDA</text:p>
              </text:list-item>
            </text:list>
            <text:list xml:id="list2147704257970930032" text:style-name="L52">
              <text:list-item>
                <text:p text:style-name="P127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8">CodProduto</text:p>
          </table:table-cell>
          <table:table-cell table:style-name="Tabela13.A2" office:value-type="string">
            <text:p text:style-name="P68">Representa <text:span text:style-name="T47">o código do produto</text:span></text:p>
          </table:table-cell>
          <table:table-cell table:style-name="Tabela13.A2" office:value-type="string">
            <text:p text:style-name="P76">Time</text:p>
          </table:table-cell>
          <table:table-cell table:style-name="Tabela13.A2" office:value-type="string">
            <text:p text:style-name="P76">Time</text:p>
          </table:table-cell>
          <table:table-cell table:style-name="Tabela13.A2" office:value-type="string">
            <text:list xml:id="list3505925610995960652" text:style-name="L53">
              <text:list-item>
                <text:p text:style-name="P152">Chave estrangeira referenciando Codigo na tabela PRODUTO</text:p>
              </text:list-item>
              <text:list-item>
                <text:p text:style-name="P152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8">Quantidade</text:p>
          </table:table-cell>
          <table:table-cell table:style-name="Tabela13.A4" office:value-type="string">
            <text:p text:style-name="P78">Representa a quantidade de produtos vendidos</text:p>
          </table:table-cell>
          <table:table-cell table:style-name="Tabela13.A4" office:value-type="string">
            <text:p text:style-name="P79">Int</text:p>
          </table:table-cell>
          <table:table-cell table:style-name="Tabela13.A4" office:value-type="string">
            <text:p text:style-name="P39">Int</text:p>
          </table:table-cell>
          <table:table-cell table:style-name="Tabela13.A4" office:value-type="string">
            <text:list xml:id="list902558500904472954" text:style-name="L54">
              <text:list-item>
                <text:p text:style-name="P150">Não nulo</text:p>
              </text:list-item>
            </text:list>
            <text:p text:style-name="P71"/>
          </table:table-cell>
        </table:table-row>
        <table:table-row>
          <table:table-cell table:style-name="Tabela13.A4" office:value-type="string">
            <text:p text:style-name="P38">PrecoUnitario</text:p>
          </table:table-cell>
          <table:table-cell table:style-name="Tabela13.A4" office:value-type="string">
            <text:p text:style-name="P78">Representa o preço de cada unidade do produto</text:p>
          </table:table-cell>
          <table:table-cell table:style-name="Tabela13.A4" office:value-type="string">
            <text:p text:style-name="P78">Int</text:p>
          </table:table-cell>
          <table:table-cell table:style-name="Tabela13.A4" office:value-type="string">
            <text:p text:style-name="P38">Int</text:p>
          </table:table-cell>
          <table:table-cell table:style-name="Tabela13.A4" office:value-type="string">
            <text:list xml:id="list4940104673448996501" text:style-name="L55">
              <text:list-item>
                <text:p text:style-name="P153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19">– Entidade VENDA</text:span><text:span text:style-name="T21">PRODUTO</text:span></text:p>
      <text:p text:style-name="P55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4"><text:span text:style-name="T30">Entrada</text:span>: Entidade que armazena os dados de um produto.</text:p>
          </table:table-cell>
        </table:table-row>
      </table:table>
      <text:p text:style-name="P49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4">Atributo</text:p>
          </table:table-cell>
          <table:table-cell table:style-name="Tabela26.A1" office:value-type="string">
            <text:p text:style-name="P44">Descrição</text:p>
          </table:table-cell>
          <table:table-cell table:style-name="Tabela26.A1" office:value-type="string">
            <text:p text:style-name="P44">Tipo</text:p>
          </table:table-cell>
          <table:table-cell table:style-name="Tabela26.A1" office:value-type="string">
            <text:p text:style-name="P44">Domínio</text:p>
          </table:table-cell>
          <table:table-cell table:style-name="Tabela26.E1" office:value-type="string">
            <text:p text:style-name="P44">Restrição</text:p>
          </table:table-cell>
        </table:table-row>
        <table:table-row>
          <table:table-cell table:style-name="Tabela26.A2" office:value-type="string">
            <text:p text:style-name="P9">C<text:span text:style-name="T30">odEntrada</text:span></text:p>
          </table:table-cell>
          <table:table-cell table:style-name="Tabela26.A2" office:value-type="string">
            <text:p text:style-name="P9">Representa o código d<text:span text:style-name="T30">a entrada financeira lançada no sistema</text:span></text:p>
          </table:table-cell>
          <table:table-cell table:style-name="Tabela26.A2" office:value-type="string">
            <text:p text:style-name="P21">SERIAL</text:p>
          </table:table-cell>
          <table:table-cell table:style-name="Tabela26.A2" office:value-type="string">
            <text:p text:style-name="P21">Números inteiros positivos</text:p>
          </table:table-cell>
          <table:table-cell table:style-name="Tabela26.A2" office:value-type="string">
            <text:list xml:id="list3086654888585895037" text:style-name="L56">
              <text:list-item>
                <text:p text:style-name="P112">Chave Primária</text:p>
              </text:list-item>
              <text:list-item>
                <text:p text:style-name="P125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3">Valor</text:p>
          </table:table-cell>
          <table:table-cell table:style-name="Tabela26.A2" office:value-type="string">
            <text:p text:style-name="P66">Representa o <text:span text:style-name="T31">valor total da entrada</text:span></text:p>
          </table:table-cell>
          <table:table-cell table:style-name="Tabela26.A2" office:value-type="string">
            <text:p text:style-name="P72">Real</text:p>
          </table:table-cell>
          <table:table-cell table:style-name="Tabela26.A2" office:value-type="string">
            <text:p text:style-name="P72">Números inteiros reais</text:p>
          </table:table-cell>
          <table:table-cell table:style-name="Tabela26.A2" office:value-type="string">
            <text:list xml:id="list8020351255148146567" text:style-name="L57">
              <text:list-item>
                <text:p text:style-name="P144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3">Data</text:p>
          </table:table-cell>
          <table:table-cell table:style-name="Tabela26.A4" office:value-type="string">
            <text:p text:style-name="P60">Representa <text:span text:style-name="T31">a data em que a entrada foi lançada no sistema</text:span></text:p>
          </table:table-cell>
          <table:table-cell table:style-name="Tabela26.A4" office:value-type="string">
            <text:p text:style-name="P72">Date</text:p>
          </table:table-cell>
          <table:table-cell table:style-name="Tabela26.A4" office:value-type="string">
            <text:p text:style-name="P72">Date</text:p>
          </table:table-cell>
          <table:table-cell table:style-name="Tabela26.A4" office:value-type="string">
            <text:list xml:id="list3084256580321415614" text:style-name="L58">
              <text:list-item>
                <text:p text:style-name="P136">Não nulo</text:p>
              </text:list-item>
            </text:list>
          </table:table-cell>
        </table:table-row>
      </table:table>
      <text:p text:style-name="P3"><text:soft-page-break/><text:span text:style-name="T1">Tabela 1</text:span><text:span text:style-name="T8">2</text:span><text:span text:style-name="T1"> </text:span><text:span text:style-name="T18">– Entidade </text:span><text:span text:style-name="T19">ENTRADA</text:span></text:p>
      <text:p text:style-name="P56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5"><text:span text:style-name="T31">CartaoCredito</text:span>: Entidade que armazena os dados de um produto.</text:p>
          </table:table-cell>
        </table:table-row>
      </table:table>
      <text:p text:style-name="P50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5">Atributo</text:p>
          </table:table-cell>
          <table:table-cell table:style-name="Tabela28.A1" office:value-type="string">
            <text:p text:style-name="P45">Descrição</text:p>
          </table:table-cell>
          <table:table-cell table:style-name="Tabela28.A1" office:value-type="string">
            <text:p text:style-name="P45">Tipo</text:p>
          </table:table-cell>
          <table:table-cell table:style-name="Tabela28.A1" office:value-type="string">
            <text:p text:style-name="P45">Domínio</text:p>
          </table:table-cell>
          <table:table-cell table:style-name="Tabela28.E1" office:value-type="string">
            <text:p text:style-name="P45">Restrição</text:p>
          </table:table-cell>
        </table:table-row>
        <table:table-row>
          <table:table-cell table:style-name="Tabela28.A2" office:value-type="string">
            <text:p text:style-name="P25">Numero</text:p>
          </table:table-cell>
          <table:table-cell table:style-name="Tabela28.A2" office:value-type="string">
            <text:p text:style-name="P10">Representa o <text:span text:style-name="T32">número do cartão</text:span></text:p>
          </table:table-cell>
          <table:table-cell table:style-name="Tabela28.A2" office:value-type="string">
            <text:p text:style-name="P36">Int</text:p>
          </table:table-cell>
          <table:table-cell table:style-name="Tabela28.A2" office:value-type="string">
            <text:p text:style-name="P36">Int</text:p>
          </table:table-cell>
          <table:table-cell table:style-name="Tabela28.A2" office:value-type="string">
            <text:list xml:id="list5535395470958668997" text:style-name="L59">
              <text:list-item>
                <text:p text:style-name="P113">Chave 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5">Bandeira</text:p>
          </table:table-cell>
          <table:table-cell table:style-name="Tabela28.A3" office:value-type="string">
            <text:p text:style-name="P10">Representa <text:span text:style-name="T46">a</text:span> <text:span text:style-name="T26"><text:s/>bandeira do cartão usado</text:span></text:p>
          </table:table-cell>
          <table:table-cell table:style-name="Tabela28.A3" office:value-type="string">
            <text:p text:style-name="P34">VARCHAR(20)</text:p>
          </table:table-cell>
          <table:table-cell table:style-name="Tabela28.A3" office:value-type="string">
            <text:p text:style-name="P35">VARCHAR(20)</text:p>
          </table:table-cell>
          <table:table-cell table:style-name="Tabela28.A3" office:value-type="string">
            <text:list xml:id="list2732231786829949173" text:style-name="L60">
              <text:list-item>
                <text:p text:style-name="P114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18">– Entidade </text:span><text:span text:style-name="T20">CARTAOCREDITO</text:span></text:p>
      <text:p text:style-name="P56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5"><text:span text:style-name="T31">VendaCartao</text:span>: Entidade que armazena os dados de um produto.</text:p>
          </table:table-cell>
        </table:table-row>
      </table:table>
      <text:p text:style-name="P50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5">Atributo</text:p>
          </table:table-cell>
          <table:table-cell table:style-name="Tabela30.A1" office:value-type="string">
            <text:p text:style-name="P45">Descrição</text:p>
          </table:table-cell>
          <table:table-cell table:style-name="Tabela30.A1" office:value-type="string">
            <text:p text:style-name="P45">Tipo</text:p>
          </table:table-cell>
          <table:table-cell table:style-name="Tabela30.A1" office:value-type="string">
            <text:p text:style-name="P45">Domínio</text:p>
          </table:table-cell>
          <table:table-cell table:style-name="Tabela30.E1" office:value-type="string">
            <text:p text:style-name="P45">Restrição</text:p>
          </table:table-cell>
        </table:table-row>
        <table:table-row>
          <table:table-cell table:style-name="Tabela30.A2" office:value-type="string">
            <text:p text:style-name="P25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7"><text:span text:style-name="T34">VARCHAR</text:span>(20)</text:p>
          </table:table-cell>
          <table:table-cell table:style-name="Tabela30.A2" office:value-type="string">
            <text:p text:style-name="P28"><text:span text:style-name="T34">VARCHAR</text:span>(20)</text:p>
          </table:table-cell>
          <table:table-cell table:style-name="Tabela30.A2" office:value-type="string">
            <text:list xml:id="list1371088069803672865" text:style-name="L61">
              <text:list-item>
                <text:p text:style-name="P115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5">CodVenda</text:p>
          </table:table-cell>
          <table:table-cell table:style-name="Tabela30.A3" office:value-type="string">
            <text:p text:style-name="P10">Representa o <text:span text:style-name="T27">código da venda realizada com cartão</text:span></text:p>
          </table:table-cell>
          <table:table-cell table:style-name="Tabela30.A3" office:value-type="string">
            <text:p text:style-name="P26">Int</text:p>
          </table:table-cell>
          <table:table-cell table:style-name="Tabela30.A3" office:value-type="string">
            <text:p text:style-name="P26">Números inteiros positivos</text:p>
          </table:table-cell>
          <table:table-cell table:style-name="Tabela30.A3" office:value-type="string">
            <text:list xml:id="list4413388508187009243" text:style-name="L62">
              <text:list-item>
                <text:p text:style-name="P116">Não nulo</text:p>
              </text:list-item>
              <text:list-item>
                <text:p text:style-name="P128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5">NumParcelas</text:p>
          </table:table-cell>
          <table:table-cell table:style-name="Tabela30.A2" office:value-type="string">
            <text:p text:style-name="P73">Representa o <text:span text:style-name="T32">número de parcelas</text:span></text:p>
          </table:table-cell>
          <table:table-cell table:style-name="Tabela30.A2" office:value-type="string">
            <text:p text:style-name="P73">Int</text:p>
          </table:table-cell>
          <table:table-cell table:style-name="Tabela30.A2" office:value-type="string">
            <text:p text:style-name="P73">Números inteiros positivos</text:p>
          </table:table-cell>
          <table:table-cell table:style-name="Tabela30.A2" office:value-type="string">
            <text:list xml:id="list6960661077969540310" text:style-name="L63">
              <text:list-item>
                <text:p text:style-name="P145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18">– Entidade </text:span><text:span text:style-name="T20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05:19:21.118393930</dc:date>
    <meta:editing-duration>PT21H17M33S</meta:editing-duration>
    <meta:editing-cycles>52</meta:editing-cycles>
    <meta:generator>LibreOffice/5.1.6.2$Linux_X86_64 LibreOffice_project/10m0$Build-2</meta:generator>
    <meta:document-statistic meta:table-count="30" meta:image-count="0" meta:object-count="0" meta:page-count="8" meta:paragraph-count="422" meta:word-count="1250" meta:character-count="8251" meta:non-whitespace-character-count="7477"/>
  </office:meta>
</office:document-meta>
</file>